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Otoscope Assembly Guide</text:p>
      <text:p text:style-name="Standard"/>
      <text:p text:style-name="Standard">This document outlines the manufacture of a high-quality low-cost open source otoscope. In this document, we will assemble main otoscope body, including the otoscope head, neck and battery area.</text:p>
      <text:p text:style-name="Standard"/>
      <text:p text:style-name="Standard">You will need the following:</text:p>
      <text:p text:style-name="Standard"/>
      <text:p text:style-name="Standard">* Printed parts (See [Print guide](/docs/PRINT_GUIDE.md)):</text:p>
      <text:p text:style-name="Standard"><text:s text:c="2"/>* Handle</text:p>
      <text:p text:style-name="Standard"><text:s text:c="2"/>* Battery Holder</text:p>
      <text:p text:style-name="Standard"><text:s text:c="2"/>* Head</text:p>
      <text:p text:style-name="Standard"><text:s text:c="2"/>* Button Holder</text:p>
      <text:p text:style-name="Standard"><text:s text:c="2"/>* Label Plate</text:p>
      <text:p text:style-name="Standard"><text:s text:c="2"/>* Lens Large</text:p>
      <text:p text:style-name="Standard"><text:s text:c="2"/>* Lens Small</text:p>
      <text:p text:style-name="Standard"><text:s text:c="2"/>* Neck Cover Plate</text:p>
      <text:p text:style-name="Standard"><text:s text:c="2"/>* Neck LED Holder</text:p>
      <text:p text:style-name="Standard"><text:s text:c="2"/>* Plate Pins</text:p>
      <text:p text:style-name="Standard"/>
      <text:p text:style-name="Standard">* Other parts:</text:p>
      <text:p text:style-name="Standard"><text:s text:c="2"/>* 3x acrylic lens</text:p>
      <text:p text:style-name="Standard"><text:s text:c="2"/>* AA Battery holder </text:p>
      <text:p text:style-name="Standard"><text:s text:c="2"/>* Switch </text:p>
      <text:p text:style-name="Standard"><text:s text:c="2"/>* 5mm LED light </text:p>
      <text:p text:style-name="Standard"><text:s text:c="2"/>* Cyanoacrylate glue </text:p>
      <text:p text:style-name="Standard"><text:s text:c="2"/>* Soldering iron</text:p>
      <text:p text:style-name="Standard"><text:s text:c="2"/>* Solder</text:p>
      <text:p text:style-name="Standard"><text:s text:c="2"/>* Small gauge wire</text:p>
      <text:p text:style-name="Standard"><text:s text:c="2"/>* Electrical tape or shrinkwrap wire cover</text:p>
      <text:p text:style-name="Standard"/>
      <text:p text:style-name="Standard">Watch the youtube video tutorial here on how to build the otoscope:</text:p>
      <text:p text:style-name="Standard">https://youtu.be/9h2voI1ipZM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9T16:36:33.440433700</meta:creation-date>
    <dc:date>2025-08-19T16:37:20.057864200</dc:date>
    <meta:editing-duration>PT46S</meta:editing-duration>
    <meta:editing-cycles>1</meta:editing-cycles>
    <meta:document-statistic meta:table-count="0" meta:image-count="0" meta:object-count="0" meta:page-count="1" meta:paragraph-count="26" meta:word-count="123" meta:character-count="749" meta:non-whitespace-character-count="609"/>
    <meta:generator>LibreOffice/25.2.5.2$Windows_X86_64 LibreOffice_project/03d19516eb2e1dd5d4ccd751a0d6f35f35e08022</meta:generator>
  </office:meta>
</office:document-meta>
</file>